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  <style:text-properties style:font-name="Times New Roman" fo:font-size="20pt" fo:language="en" fo:country="US" fo:font-style="normal" style:font-size-asian="20pt" style:font-style-asian="normal" style:font-size-complex="20pt" style:font-style-complex="normal"/>
    </style:style>
    <style:style style:name="P8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style="italic" style:text-underline-style="none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6pt" fo:language="el" fo:country="GR" fo:font-style="italic" style:text-underline-style="none" style:font-size-asian="16pt" style:font-style-asian="italic" style:font-size-complex="16pt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language="el" fo:country="GR" fo:font-style="normal" style:font-style-asian="normal" style:font-style-complex="normal"/>
    </style:style>
    <style:style style:name="T7" style:family="text">
      <style:text-properties style:font-name="Times New Roman" fo:language="en" fo:country="US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4"/></text:h>
      <text:h text:style-name="P5" text:outline-level="1"/>
      <text:h text:style-name="P5" text:outline-level="1">Πανεπιστήμιο Αιγαίου </text:h>
      <text:h text:style-name="P8" text:outline-level="2">Τμήμα Μχανικών Πληροφοριακών και Επικοινωνιακών Συστημάτων</text:h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P7" text:outline-level="3"><text:span text:style-name="T2">Ψηφιακή Επεξεργασία Εικόνας</text:span></text:h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><text:span text:style-name="T1">Τεχνική Αναφορά Άσκησης 1</text:span></text:p>
      <text:p text:style-name="P1"><text:span text:style-name="T1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Τσότρας Στέφανος<text:tab/><text:tab/></text:span><text:span text:style-name="T7">321/2013189</text:span></text:p>
      <text:p text:style-name="P2"><text:span text:style-name="T1"/></text:p>
      <text:p text:style-name="P3"><text:span text:style-name="T1">24/05/2019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lyt-brown_7e_LT_7e_Gliederung_20_1" style:display-name="lyt-brown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lyt-frepa_7e_LT_7e_Gliederung_20_1" style:display-name="lyt-frepa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brown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brown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brown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brown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brown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brown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brown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brown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S</meta:editing-duration>
    <meta:editing-cycles>6</meta:editing-cycles>
    <meta:generator>OpenOffice/4.1.5$Win32 OpenOffice.org_project/415m1$Build-9789</meta:generator>
    <dc:date>2019-05-13T15:46:33.47</dc:date>
    <dc:creator>Stefanos </dc:creator>
    <meta:document-statistic meta:table-count="0" meta:image-count="0" meta:object-count="0" meta:page-count="2" meta:paragraph-count="6" meta:word-count="19" meta:character-count="170"/>
    <meta:user-defined meta:name="Info 1"/>
    <meta:user-defined meta:name="Info 2"/>
    <meta:user-defined meta:name="Info 3"/>
    <meta:user-defined meta:name="Info 4"/>
  </office:meta>
</office:document-meta>
</file>